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3ebc62" officeooo:paragraph-rsid="0001df59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normal" officeooo:rsid="003a8ca9" officeooo:paragraph-rsid="0001df59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officeooo:rsid="0036cacd" officeooo:paragraph-rsid="0001df59" style:font-style-asian="italic" style:font-style-complex="italic"/>
    </style:style>
    <style:style style:name="P4" style:family="paragraph" style:parent-style-name="Standard">
      <style:text-properties fo:font-style="italic" officeooo:rsid="00391c7d" officeooo:paragraph-rsid="0001df59" style:font-style-asian="italic" style:font-style-complex="italic"/>
    </style:style>
    <style:style style:name="P5" style:family="paragraph" style:parent-style-name="Standard">
      <style:text-properties officeooo:rsid="0030a7cf" officeooo:paragraph-rsid="0001df59"/>
    </style:style>
    <style:style style:name="P6" style:family="paragraph" style:parent-style-name="Standard">
      <style:text-properties fo:font-style="normal" officeooo:rsid="0035c69b" officeooo:paragraph-rsid="0001df59" style:font-style-asian="normal" style:font-style-complex="normal"/>
    </style:style>
    <style:style style:name="P7" style:family="paragraph" style:parent-style-name="Standard">
      <style:text-properties fo:font-style="normal" officeooo:rsid="0036cacd" officeooo:paragraph-rsid="0001df59" style:font-style-asian="normal" style:font-style-complex="normal"/>
    </style:style>
    <style:style style:name="P8" style:family="paragraph" style:parent-style-name="Standard">
      <style:text-properties fo:font-style="normal" officeooo:rsid="00394186" officeooo:paragraph-rsid="0001df59" style:font-style-asian="normal" style:font-style-complex="normal"/>
    </style:style>
    <style:style style:name="P9" style:family="paragraph" style:parent-style-name="Standard">
      <style:text-properties fo:font-style="normal" fo:font-weight="normal" officeooo:rsid="003cb13e" officeooo:paragraph-rsid="0001df5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paragraph-rsid="0001df5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cacd" style:font-style-asian="italic" style:font-style-complex="italic"/>
    </style:style>
    <style:style style:name="T3" style:family="text">
      <style:text-properties fo:font-style="italic" officeooo:rsid="003c5d28" style:font-style-asian="italic" style:font-style-complex="italic"/>
    </style:style>
    <style:style style:name="T4" style:family="text">
      <style:text-properties officeooo:rsid="0036cacd"/>
    </style:style>
    <style:style style:name="T5" style:family="text">
      <style:text-properties officeooo:rsid="0037aa65"/>
    </style:style>
    <style:style style:name="T6" style:family="text">
      <style:text-properties officeooo:rsid="0039b820"/>
    </style:style>
    <style:style style:name="T7" style:family="text">
      <style:text-properties officeooo:rsid="003cb13e"/>
    </style:style>
    <style:style style:name="T8" style:family="text">
      <style:text-properties officeooo:rsid="003ebc62"/>
    </style:style>
    <style:style style:name="T9" style:family="text">
      <style:text-properties officeooo:rsid="003d3c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Jak vysvětlit pirátský program jednotlivým skupinám voličů – </text:span><text:span text:style-name="T2">předpokládám, že jde o stručn</text:span><text:span text:style-name="T3">ý nástřel</text:span><text:span text:style-name="T2"> prezentac</text:span><text:span text:style-name="T3">e</text:span><text:span text:style-name="T2"> myšlenek programu, které jsou pro tu kterou voličskou skupinu klíčové.</text:span><text:span text:style-name="T4"> </text:span></text:p>
      <text:p text:style-name="P5"/>
      <text:p text:style-name="P10"><text:span text:style-name="Strong_20_Emphasis"/></text:p>
      <text:p text:style-name="P5"/>
      <text:p text:style-name="P6">Student – Piráti nabízí kraj nové generace, plný příležitostí pro každého. Klíčová je pro nás otevřenost, svoboda informací, použití nových technologií, kvalitní veřejné služby a zapojení občanů do rozhodovacího procesu. Chceme kraj bez korupce, přebujelé byrokracie, kraj kde se rozvíjíme ekologicky, chráníme životní prostředí, investujeme do vzdělání <text:span text:style-name="T5">a rozvoje zaměstnanosti.</text:span></text:p>
      <text:p text:style-name="P3">Důraz na svobodu informací, nové technologie a otevřenost. </text:p>
      <text:p text:style-name="P7"/>
      <text:p text:style-name="P7">Matka na mateřské – Cílem Pirátů je kraj nové generace, otevřený, s <text:span text:style-name="T5">kvalitní koncepcí zdravotnictví <text:s text:c="2"/>a dostupnost veřejných sociálních služeb. Nabízíme alternativu kraje bez korupce, přebujelé byrokracie, kraj, kde skutečně fungují ekologická řešení. Chceme zvýšit kvalitu vzdělávání v kraji, zabránit rušení menších škol v obcích a usnadnit dopravu dětem do škol. Hodláme podporovat veřejné knihovny, galerie a další kulturní zařízení, jakož i areály pro sportovní vyžití. </text:span></text:p>
      <text:p text:style-name="P4">Důraz na veřejné a sociální služby a školství.</text:p>
      <text:p text:style-name="P4"/>
      <text:p text:style-name="P8">Živnostník – <text:span text:style-name="T6">Naším cílem je kraj otevřený, prosperující, s důrazem na otevřenost, transparentnost, svobodu informací. Nabízíme alternativu kraje bez korupce, neprůhledných dotací a klientismu; chceme, aby veřejné zakázky byly skutečně veřejné a <text:s/>hospodaření kraje efektivní. Chceme rozvíjet infrastrukturu, budovat příležitosti pro cestovní ruch a zlepšovat dostupnost veřejných, sociálních i zdravotních služeb. </text:span></text:p>
      <text:p text:style-name="P2">Důraz na veřejn<text:span text:style-name="T7">é zakázky, transparenci, příležitosti pro po rozvoj.</text:span></text:p>
      <text:p text:style-name="P2"/>
      <text:p text:style-name="P9">Důchodce – Cílem Pirátů je kraj, otevřený, prosperující, kraj, kde má každý občan možnost podílet se na rozhodování o jeho budoucím směřování. Nabízíme alternativu <text:span text:style-name="T8">transparentního</text:span> kraje bez korupce, <text:span text:style-name="T9">zbytečné byrokracie, s možností zapojit se do veřejného dění. Chceme zlepšit dopravní infrastrukturu, zasadíme se o <text:s/>kvalitní a všeobecně dostupné veřejné služby, vyřešíme financování zdravotnictví a tím i lepší dostupnost zdravotnických služeb široké veřejnosti. </text:span></text:p>
      <text:p text:style-name="P1">Důraz na sociální a zdravotní služby a možnost podílet se na rozhodování o kra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5:16:14.093000000</meta:creation-date>
    <dc:date>2016-07-14T15:16:33.178000000</dc:date>
    <meta:editing-duration>PT19S</meta:editing-duration>
    <meta:editing-cycles>1</meta:editing-cycles>
    <meta:document-statistic meta:table-count="0" meta:image-count="0" meta:object-count="0" meta:page-count="1" meta:paragraph-count="9" meta:word-count="288" meta:character-count="2164" meta:non-whitespace-character-count="1871"/>
    <meta:generator>LibreOffice/5.1.3.2$Windows_X86_64 LibreOffice_project/644e4637d1d8544fd9f56425bd6cec110e49301b</meta:generator>
  </office:meta>
</office:document-meta>
</file>